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Python part 2 numpy</text:p>
          </draw:text-box>
        </draw:frame>
        <draw:frame presentation:style-name="pr2" draw:text-style-name="P2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"><text:span text:style-name="T1">The scientific Python ecosystem</text:span></text:p>
              </text:list-item>
              <text:list-item>
                <text:p text:style-name="P1"><text:span text:style-name="T1">numpy array</text:span></text:p>
              </text:list-item>
              <text:list-item>
                <text:p text:style-name="P1"><text:span text:style-name="T1">Indexing</text:span></text:p>
              </text:list-item>
              <text:list-item>
                <text:p text:style-name="P1"><text:span text:style-name="T1">ufuncs (elementwise functions)</text:span></text:p>
              </text:list-item>
              <text:list-item>
                <text:p text:style-name="P1"><text:span text:style-name="T1">Aggregates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he program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Move through each of the topics in the outline</text:p>
              </text:list-item>
              <text:list-item>
                <text:p>For each topic there will be:</text:p>
                <text:list>
                  <text:list-item>
                    <text:p>A presentation by me</text:p>
                  </text:list-item>
                  <text:list-item>
                    <text:p>A “type along” session, where we type the new things together</text:p>
                  </text:list-item>
                  <text:list-item>
                    <text:p>A few exerciser (the exercises are meant mainly for typing repetition, so most are simple)</text:p>
                  </text:list-item>
                </text:list>
              </text:list-item>
              <text:list-item>
                <text:p>There will also be a few short detours along the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Cinf">
        <office:forms form:automatic-focus="false" form:apply-design-mode="false"/>
        <draw:custom-shape draw:style-name="gr2" draw:text-style-name="P5" draw:layer="layout" svg:width="28cm" svg:height="21cm" svg:x="0cm" svg:y="0cm">
          <text:p text:style-name="P4"><text:span text:style-name="T2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06-21">21/06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3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7DT13H31M50S</meta:editing-duration>
    <meta:editing-cycles>401</meta:editing-cycles>
    <meta:generator>LibreOffice/4.3.7.2$Linux_X86_64 LibreOffice_project/430m0$Build-2</meta:generator>
    <dc:title>Rounded Rectangles Template</dc:title>
    <dc:subject>Template</dc:subject>
    <meta:initial-creator>Kenneth Nielsen</meta:initial-creator>
    <dc:date>2015-06-21T11:07:13.232553190</dc:date>
    <dc:creator>Kenneth Nielsen</dc:creator>
    <meta:document-statistic meta:object-count="66"/>
  </office:meta>
</office:document-meta>
</file>